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0000000080EE772E1E.png"/>
  <manifest:file-entry manifest:media-type="image/png" manifest:full-path="Pictures/100000000000010000000080488499C0.png"/>
  <manifest:file-entry manifest:media-type="image/png" manifest:full-path="Pictures/10000000000001000000008029D8D474.png"/>
  <manifest:file-entry manifest:media-type="image/png" manifest:full-path="Pictures/100000000000010000000080B2B398E4.png"/>
  <manifest:file-entry manifest:media-type="image/png" manifest:full-path="Pictures/100000000000010000000080192920CB.png"/>
  <manifest:file-entry manifest:media-type="image/png" manifest:full-path="Pictures/100000000000010000000080D1C37063.png"/>
  <manifest:file-entry manifest:media-type="image/png" manifest:full-path="Pictures/10000000000001000000008083FB6049.png"/>
  <manifest:file-entry manifest:media-type="image/png" manifest:full-path="Pictures/100000000000010000000080D4CDC08D.png"/>
  <manifest:file-entry manifest:media-type="image/png" manifest:full-path="Pictures/10000000000000200000002000309F1C.png"/>
  <manifest:file-entry manifest:media-type="image/png" manifest:full-path="Pictures/10000000000001000000008032CD05EA.png"/>
  <manifest:file-entry manifest:media-type="image/png" manifest:full-path="Pictures/100000000000010000000080A3595123.png"/>
  <manifest:file-entry manifest:media-type="image/png" manifest:full-path="Pictures/10000000000001000000008058E7B6DF.png"/>
  <manifest:file-entry manifest:media-type="image/png" manifest:full-path="Pictures/1000000000000100000000808E62B4A2.png"/>
  <manifest:file-entry manifest:media-type="image/png" manifest:full-path="Pictures/1000000000000100000000806C962534.png"/>
  <manifest:file-entry manifest:media-type="image/png" manifest:full-path="Pictures/1000000000000100000000807EDC3EAE.png"/>
  <manifest:file-entry manifest:media-type="image/png" manifest:full-path="Pictures/100000000000010000000080C462C413.png"/>
  <manifest:file-entry manifest:media-type="image/png" manifest:full-path="Pictures/100000000000010000000080F2326FC8.png"/>
  <manifest:file-entry manifest:media-type="image/png" manifest:full-path="Pictures/100000000000010000000080D4BE3A1D.png"/>
  <manifest:file-entry manifest:media-type="image/png" manifest:full-path="Pictures/1000000000000100000000808E544D0C.png"/>
  <manifest:file-entry manifest:media-type="image/png" manifest:full-path="Pictures/1000000000000100000000805D388028.png"/>
  <manifest:file-entry manifest:media-type="image/png" manifest:full-path="Pictures/100000000000010000000080B76F5772.png"/>
  <manifest:file-entry manifest:media-type="image/png" manifest:full-path="Pictures/10000000000001000000008012CA41E3.png"/>
  <manifest:file-entry manifest:media-type="image/png" manifest:full-path="Pictures/10000000000001000000008072862C4F.png"/>
  <manifest:file-entry manifest:media-type="image/png" manifest:full-path="Pictures/1000000000000100000000803D2193B0.png"/>
  <manifest:file-entry manifest:media-type="image/png" manifest:full-path="Pictures/10000000000001000000008055C12294.png"/>
  <manifest:file-entry manifest:media-type="image/png" manifest:full-path="Pictures/10000000000001000000008020400AF2.png"/>
  <manifest:file-entry manifest:media-type="image/png" manifest:full-path="Pictures/10000000000001000000008009549084.png"/>
  <manifest:file-entry manifest:media-type="image/png" manifest:full-path="Pictures/10000000000001000000008012F26A78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Arrow" draw:marker-start-width="0.15cm" draw:marker-end="Arrow" draw:marker-end-width="0.15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61cm"/>
    </style:style>
    <style:style style:name="gr5" style:family="graphic" style:parent-style-name="standard">
      <style:graphic-properties draw:stroke="none" svg:stroke-color="#000000" draw:fill="none" draw:fill-color="#ffffff" fo:min-height="0.328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0.468cm"/>
    </style:style>
    <style:style style:name="gr8" style:family="graphic" style:parent-style-name="standard">
      <style:graphic-properties draw:stroke="none" svg:stroke-color="#000000" draw:fill="none" draw:fill-color="#ffffff" fo:min-height="0.16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2cm"/>
    </style:style>
    <style:style style:name="gr11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12" style:family="graphic" style:parent-style-name="standard">
      <style:graphic-properties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27" draw:id="id27" draw:layer="layout" svg:width="4.2cm" svg:height="2.36cm" svg:x="1.796cm" svg:y="4.792cm">
          <text:p/>
        </draw:rect>
        <draw:rect draw:style-name="gr1" draw:text-style-name="P1" xml:id="id12" draw:id="id12" draw:layer="layout" svg:width="4.2cm" svg:height="26.72cm" svg:x="15.266cm" svg:y="1.775cm">
          <text:p/>
        </draw:rect>
        <draw:rect draw:style-name="gr1" draw:text-style-name="P1" xml:id="id10" draw:id="id10" draw:layer="layout" svg:width="4.2cm" svg:height="13.89cm" svg:x="1.791cm" svg:y="8.187cm">
          <text:p/>
        </draw:rect>
        <draw:rect draw:style-name="gr1" draw:text-style-name="P1" xml:id="id11" draw:id="id11" draw:layer="layout" svg:width="4.2cm" svg:height="4.55cm" svg:x="8.7cm" svg:y="3.8cm">
          <text:p/>
        </draw:rect>
        <draw:rect draw:style-name="gr1" draw:text-style-name="P1" draw:layer="layout" svg:width="4.2cm" svg:height="5.3cm" svg:x="8.7cm" svg:y="21.94cm">
          <text:p/>
        </draw:rect>
        <draw:rect draw:style-name="gr1" draw:text-style-name="P1" xml:id="id9" draw:id="id9" draw:layer="layout" svg:width="4.2cm" svg:height="9.7cm" svg:x="8.7cm" svg:y="10.28cm">
          <text:p/>
        </draw:rect>
        <draw:frame draw:style-name="gr2" draw:text-style-name="P1" xml:id="id3" draw:id="id3" draw:layer="layout" svg:width="3.195cm" svg:height="1.598cm" svg:x="9.203cm" svg:y="11.221cm">
          <draw:image xlink:href="Pictures/100000000000010000000080192920CB.png" xlink:type="simple" xlink:show="embed" xlink:actuate="onLoad">
            <text:p/>
          </draw:image>
        </draw:frame>
        <draw:frame draw:style-name="gr2" draw:text-style-name="P1" xml:id="id4" draw:id="id4" draw:layer="layout" svg:width="3.195cm" svg:height="1.596cm" svg:x="9.203cm" svg:y="13.296cm">
          <draw:image xlink:href="Pictures/10000000000001000000008029D8D474.png" xlink:type="simple" xlink:show="embed" xlink:actuate="onLoad">
            <text:p/>
          </draw:image>
        </draw:frame>
        <draw:frame draw:style-name="gr2" draw:text-style-name="P1" xml:id="id5" draw:id="id5" draw:layer="layout" svg:width="3.195cm" svg:height="1.597cm" svg:x="9.203cm" svg:y="15.418cm">
          <draw:image xlink:href="Pictures/100000000000010000000080488499C0.png" xlink:type="simple" xlink:show="embed" xlink:actuate="onLoad">
            <text:p/>
          </draw:image>
        </draw:frame>
        <draw:frame draw:style-name="gr2" draw:text-style-name="P1" xml:id="id6" draw:id="id6" draw:layer="layout" svg:width="3.195cm" svg:height="1.597cm" svg:x="9.203cm" svg:y="17.487cm">
          <draw:image xlink:href="Pictures/1000000000000100000000803D2193B0.png" xlink:type="simple" xlink:show="embed" xlink:actuate="onLoad">
            <text:p/>
          </draw:image>
        </draw:frame>
        <draw:frame draw:style-name="gr2" draw:text-style-name="P1" xml:id="id1" draw:id="id1" draw:layer="layout" svg:width="3.195cm" svg:height="1.596cm" svg:x="9.203cm" svg:y="4.22cm">
          <draw:image xlink:href="Pictures/100000000000010000000080C462C413.png" xlink:type="simple" xlink:show="embed" xlink:actuate="onLoad">
            <text:p/>
          </draw:image>
        </draw:frame>
        <draw:frame draw:style-name="gr2" draw:text-style-name="P1" xml:id="id2" draw:id="id2" draw:layer="layout" svg:width="3.195cm" svg:height="1.597cm" svg:x="9.203cm" svg:y="6.342cm">
          <draw:image xlink:href="Pictures/1000000000000100000000807EDC3EAE.png" xlink:type="simple" xlink:show="embed" xlink:actuate="onLoad">
            <text:p/>
          </draw:image>
        </draw:frame>
        <draw:frame draw:style-name="gr2" draw:text-style-name="P1" xml:id="id7" draw:id="id7" draw:layer="layout" svg:width="3.195cm" svg:height="1.598cm" svg:x="9.203cm" svg:y="22.7cm">
          <draw:image xlink:href="Pictures/10000000000001000000008009549084.png" xlink:type="simple" xlink:show="embed" xlink:actuate="onLoad">
            <text:p/>
          </draw:image>
        </draw:frame>
        <draw:frame draw:style-name="gr2" draw:text-style-name="P1" xml:id="id8" draw:id="id8" draw:layer="layout" svg:width="3.195cm" svg:height="1.598cm" svg:x="9.203cm" svg:y="24.823cm">
          <draw:image xlink:href="Pictures/100000000000010000000080B2B398E4.png" xlink:type="simple" xlink:show="embed" xlink:actuate="onLoad">
            <text:p/>
          </draw:image>
        </draw:frame>
        <draw:frame draw:style-name="gr2" draw:text-style-name="P1" xml:id="id13" draw:id="id13" draw:layer="layout" svg:width="3.195cm" svg:height="1.596cm" svg:x="2.294cm" svg:y="9.055cm">
          <draw:image xlink:href="Pictures/1000000000000100000000806C962534.png" xlink:type="simple" xlink:show="embed" xlink:actuate="onLoad">
            <text:p/>
          </draw:image>
        </draw:frame>
        <draw:frame draw:style-name="gr2" draw:text-style-name="P1" xml:id="id14" draw:id="id14" draw:layer="layout" svg:width="3.195cm" svg:height="1.598cm" svg:x="2.294cm" svg:y="11.176cm">
          <draw:image xlink:href="Pictures/100000000000010000000080F2326FC8.png" xlink:type="simple" xlink:show="embed" xlink:actuate="onLoad">
            <text:p/>
          </draw:image>
        </draw:frame>
        <draw:frame draw:style-name="gr2" draw:text-style-name="P1" xml:id="id15" draw:id="id15" draw:layer="layout" svg:width="3.195cm" svg:height="1.596cm" svg:x="2.294cm" svg:y="13.3cm">
          <draw:image xlink:href="Pictures/10000000000001000000008055C12294.png" xlink:type="simple" xlink:show="embed" xlink:actuate="onLoad">
            <text:p/>
          </draw:image>
        </draw:frame>
        <draw:frame draw:style-name="gr2" draw:text-style-name="P1" xml:id="id16" draw:id="id16" draw:layer="layout" svg:width="3.195cm" svg:height="1.597cm" svg:x="2.294cm" svg:y="15.422cm">
          <draw:image xlink:href="Pictures/100000000000010000000080EE772E1E.png" xlink:type="simple" xlink:show="embed" xlink:actuate="onLoad">
            <text:p/>
          </draw:image>
        </draw:frame>
        <draw:frame draw:style-name="gr2" draw:text-style-name="P1" xml:id="id17" draw:id="id17" draw:layer="layout" svg:width="3.195cm" svg:height="1.597cm" svg:x="2.294cm" svg:y="17.545cm">
          <draw:image xlink:href="Pictures/1000000000000100000000808E544D0C.png" xlink:type="simple" xlink:show="embed" xlink:actuate="onLoad">
            <text:p/>
          </draw:image>
        </draw:frame>
        <draw:frame draw:style-name="gr2" draw:text-style-name="P1" xml:id="id18" draw:id="id18" draw:layer="layout" svg:width="3.195cm" svg:height="1.597cm" svg:x="2.294cm" svg:y="19.667cm">
          <draw:image xlink:href="Pictures/10000000000001000000008072862C4F.png" xlink:type="simple" xlink:show="embed" xlink:actuate="onLoad">
            <text:p/>
          </draw:image>
        </draw:frame>
        <draw:frame draw:style-name="gr2" draw:text-style-name="P1" xml:id="id26" draw:id="id26" draw:layer="layout" svg:width="3.193cm" svg:height="1.597cm" svg:x="15.77cm" svg:y="17.545cm">
          <draw:image xlink:href="Pictures/10000000000001000000008012F26A78.png" xlink:type="simple" xlink:show="embed" xlink:actuate="onLoad">
            <text:p/>
          </draw:image>
        </draw:frame>
        <draw:frame draw:style-name="gr2" draw:text-style-name="P1" xml:id="id19" draw:id="id19" draw:layer="layout" svg:width="3.193cm" svg:height="1.597cm" svg:x="15.77cm" svg:y="2.687cm">
          <draw:image xlink:href="Pictures/1000000000000100000000808E62B4A2.png" xlink:type="simple" xlink:show="embed" xlink:actuate="onLoad">
            <text:p/>
          </draw:image>
        </draw:frame>
        <draw:frame draw:style-name="gr2" draw:text-style-name="P1" xml:id="id20" draw:id="id20" draw:layer="layout" svg:width="3.193cm" svg:height="1.597cm" svg:x="15.77cm" svg:y="4.809cm">
          <draw:image xlink:href="Pictures/10000000000001000000008020400AF2.png" xlink:type="simple" xlink:show="embed" xlink:actuate="onLoad">
            <text:p/>
          </draw:image>
        </draw:frame>
        <draw:frame draw:style-name="gr2" draw:text-style-name="P1" xml:id="id21" draw:id="id21" draw:layer="layout" svg:width="3.193cm" svg:height="1.596cm" svg:x="15.77cm" svg:y="6.932cm">
          <draw:image xlink:href="Pictures/10000000000001000000008032CD05EA.png" xlink:type="simple" xlink:show="embed" xlink:actuate="onLoad">
            <text:p/>
          </draw:image>
        </draw:frame>
        <draw:frame draw:style-name="gr2" draw:text-style-name="P1" xml:id="id22" draw:id="id22" draw:layer="layout" svg:width="3.193cm" svg:height="1.596cm" svg:x="15.77cm" svg:y="9.055cm">
          <draw:image xlink:href="Pictures/100000000000010000000080B76F5772.png" xlink:type="simple" xlink:show="embed" xlink:actuate="onLoad">
            <text:p/>
          </draw:image>
        </draw:frame>
        <draw:frame draw:style-name="gr2" draw:text-style-name="P1" xml:id="id23" draw:id="id23" draw:layer="layout" svg:width="3.193cm" svg:height="1.598cm" svg:x="15.77cm" svg:y="11.176cm">
          <draw:image xlink:href="Pictures/10000000000001000000008012CA41E3.png" xlink:type="simple" xlink:show="embed" xlink:actuate="onLoad">
            <text:p/>
          </draw:image>
        </draw:frame>
        <draw:frame draw:style-name="gr2" draw:text-style-name="P1" xml:id="id24" draw:id="id24" draw:layer="layout" svg:width="3.193cm" svg:height="1.596cm" svg:x="15.77cm" svg:y="13.3cm">
          <draw:image xlink:href="Pictures/100000000000010000000080D4BE3A1D.png" xlink:type="simple" xlink:show="embed" xlink:actuate="onLoad">
            <text:p/>
          </draw:image>
        </draw:frame>
        <draw:frame draw:style-name="gr2" draw:text-style-name="P1" xml:id="id25" draw:id="id25" draw:layer="layout" svg:width="3.193cm" svg:height="1.597cm" svg:x="15.77cm" svg:y="15.422cm">
          <draw:image xlink:href="Pictures/100000000000010000000080A3595123.png" xlink:type="simple" xlink:show="embed" xlink:actuate="onLoad">
            <text:p/>
          </draw:image>
        </draw:frame>
        <draw:connector draw:style-name="gr3" draw:text-style-name="P1" draw:layer="layout" svg:x1="10.8cm" svg:y1="5.816cm" svg:x2="10.8cm" svg:y2="6.342cm" draw:start-shape="id1" draw:start-glue-point="2" draw:end-shape="id2" draw:end-glue-point="0" svg:d="m10800 5816v526">
          <text:p/>
        </draw:connector>
        <draw:connector draw:style-name="gr3" draw:text-style-name="P1" draw:layer="layout" svg:x1="10.8cm" svg:y1="12.819cm" svg:x2="10.8cm" svg:y2="13.296cm" draw:start-shape="id3" draw:start-glue-point="2" draw:end-shape="id4" draw:end-glue-point="0" svg:d="m10800 12819v477">
          <text:p/>
        </draw:connector>
        <draw:connector draw:style-name="gr3" draw:text-style-name="P1" draw:layer="layout" svg:x1="10.8cm" svg:y1="14.892cm" svg:x2="10.8cm" svg:y2="15.418cm" draw:start-shape="id4" draw:start-glue-point="2" draw:end-shape="id5" svg:d="m10800 14892v526">
          <text:p/>
        </draw:connector>
        <draw:connector draw:style-name="gr3" draw:text-style-name="P1" draw:layer="layout" svg:x1="10.8cm" svg:y1="17.015cm" svg:x2="10.8cm" svg:y2="17.487cm" draw:start-shape="id5" draw:start-glue-point="2" draw:end-shape="id6" draw:end-glue-point="0" svg:d="m10800 17015v472">
          <text:p/>
        </draw:connector>
        <draw:connector draw:style-name="gr3" draw:text-style-name="P1" draw:layer="layout" svg:x1="10.8cm" svg:y1="24.298cm" svg:x2="10.8cm" svg:y2="24.823cm" draw:start-shape="id7" draw:start-glue-point="2" draw:end-shape="id8" draw:end-glue-point="0" svg:d="m10800 24298v525">
          <text:p/>
        </draw:connector>
        <draw:connector draw:style-name="gr3" draw:text-style-name="P1" draw:layer="layout" svg:x1="8.7cm" svg:y1="15.13cm" svg:x2="5.991cm" svg:y2="15.132cm" draw:start-shape="id9" draw:start-glue-point="3" draw:end-shape="id10" draw:end-glue-point="1" svg:d="m8700 15130h-1354v2h-1355">
          <text:p/>
        </draw:connector>
        <draw:connector draw:style-name="gr3" draw:text-style-name="P1" draw:layer="layout" svg:x1="10.8cm" svg:y1="8.35cm" svg:x2="10.8cm" svg:y2="10.28cm" draw:start-shape="id11" draw:start-glue-point="2" draw:end-shape="id9" draw:end-glue-point="0" svg:d="m10800 8350v1930">
          <text:p/>
        </draw:connector>
        <draw:connector draw:style-name="gr3" draw:text-style-name="P1" draw:layer="layout" svg:x1="12.9cm" svg:y1="15.13cm" svg:x2="15.266cm" svg:y2="15.135cm" draw:start-shape="id9" draw:start-glue-point="1" draw:end-shape="id12" svg:d="m12900 15130h1183v5h1183">
          <text:p/>
        </draw:connector>
        <draw:connector draw:style-name="gr3" draw:text-style-name="P1" draw:layer="layout" svg:x1="10.8cm" svg:y1="19.98cm" svg:x2="10.8cm" svg:y2="21.94cm" draw:start-shape="id9" draw:start-glue-point="2" svg:d="m10800 19980v1960">
          <text:p/>
        </draw:connector>
        <draw:frame draw:style-name="gr4" draw:text-style-name="P2" xml:id="id28" draw:id="id28" draw:layer="layout" svg:width="4.301cm" svg:height="0.611cm" svg:x="8.44cm" svg:y="9.8cm">
          <draw:text-box>
            <text:p><text:span text:style-name="T1">Menu principal</text:span></text:p>
          </draw:text-box>
        </draw:frame>
        <draw:frame draw:style-name="gr5" draw:text-style-name="P2" draw:layer="layout" svg:width="4.491cm" svg:height="0.578cm" svg:x="1.55cm" svg:y="7.7cm">
          <draw:text-box>
            <text:p><text:span text:style-name="T1">Paramètres généraux</text:span></text:p>
          </draw:text-box>
        </draw:frame>
        <draw:frame draw:style-name="gr6" draw:text-style-name="P3" draw:layer="layout" svg:width="3.5cm" svg:height="0.569cm" svg:x="8.5cm" svg:y="3.33cm">
          <draw:text-box>
            <text:p><text:span text:style-name="T1">Statistiques</text:span></text:p>
          </draw:text-box>
        </draw:frame>
        <draw:frame draw:style-name="gr7" draw:text-style-name="P2" draw:layer="layout" svg:width="3.345cm" svg:height="0.718cm" svg:x="8.46cm" svg:y="21.48cm">
          <draw:text-box>
            <text:p><text:span text:style-name="T1">Télémesure</text:span></text:p>
          </draw:text-box>
        </draw:frame>
        <draw:connector draw:style-name="gr3" draw:text-style-name="P1" draw:layer="layout" svg:x1="3.891cm" svg:y1="10.651cm" svg:x2="3.891cm" svg:y2="11.176cm" draw:start-shape="id13" draw:start-glue-point="2" draw:end-shape="id14" draw:end-glue-point="0" svg:d="m3891 10651v525">
          <text:p/>
        </draw:connector>
        <draw:connector draw:style-name="gr3" draw:text-style-name="P1" draw:layer="layout" svg:x1="3.891cm" svg:y1="12.774cm" svg:x2="3.891cm" svg:y2="13.3cm" draw:start-shape="id14" draw:start-glue-point="2" draw:end-shape="id15" draw:end-glue-point="0" svg:d="m3891 12774v526">
          <text:p/>
        </draw:connector>
        <draw:connector draw:style-name="gr3" draw:text-style-name="P1" draw:layer="layout" svg:x1="3.891cm" svg:y1="14.896cm" svg:x2="3.891cm" svg:y2="15.422cm" draw:start-shape="id15" draw:start-glue-point="2" draw:end-shape="id16" draw:end-glue-point="0" svg:d="m3891 14896v526">
          <text:p/>
        </draw:connector>
        <draw:connector draw:style-name="gr3" draw:text-style-name="P1" draw:layer="layout" svg:x1="3.891cm" svg:y1="17.019cm" svg:x2="3.891cm" svg:y2="17.545cm" draw:start-shape="id16" draw:start-glue-point="2" draw:end-shape="id17" draw:end-glue-point="0" svg:d="m3891 17019v526">
          <text:p/>
        </draw:connector>
        <draw:connector draw:style-name="gr3" draw:text-style-name="P1" draw:layer="layout" svg:x1="3.891cm" svg:y1="19.142cm" svg:x2="3.891cm" svg:y2="19.667cm" draw:start-shape="id17" draw:start-glue-point="2" draw:end-shape="id18" draw:end-glue-point="0" svg:d="m3891 19142v525">
          <text:p/>
        </draw:connector>
        <draw:connector draw:style-name="gr3" draw:text-style-name="P1" draw:layer="layout" svg:x1="17.366cm" svg:y1="4.284cm" svg:x2="17.366cm" svg:y2="4.809cm" draw:start-shape="id19" draw:start-glue-point="2" draw:end-shape="id20" draw:end-glue-point="0" svg:d="m17366 4284v525">
          <text:p/>
        </draw:connector>
        <draw:connector draw:style-name="gr3" draw:text-style-name="P1" draw:layer="layout" svg:x1="17.366cm" svg:y1="6.406cm" svg:x2="17.366cm" svg:y2="6.932cm" draw:start-shape="id20" draw:start-glue-point="2" draw:end-shape="id21" draw:end-glue-point="0" svg:d="m17366 6406v526">
          <text:p/>
        </draw:connector>
        <draw:connector draw:style-name="gr3" draw:text-style-name="P1" draw:layer="layout" svg:x1="17.366cm" svg:y1="8.528cm" svg:x2="17.366cm" svg:y2="9.055cm" draw:start-shape="id21" draw:start-glue-point="2" draw:end-shape="id22" draw:end-glue-point="0" svg:d="m17366 8528v527">
          <text:p/>
        </draw:connector>
        <draw:connector draw:style-name="gr3" draw:text-style-name="P1" draw:layer="layout" svg:x1="17.366cm" svg:y1="10.651cm" svg:x2="17.366cm" svg:y2="11.176cm" draw:start-shape="id22" draw:start-glue-point="2" draw:end-shape="id23" draw:end-glue-point="0" svg:d="m17366 10651v525">
          <text:p/>
        </draw:connector>
        <draw:connector draw:style-name="gr3" draw:text-style-name="P1" draw:layer="layout" svg:x1="17.366cm" svg:y1="12.774cm" svg:x2="17.366cm" svg:y2="13.3cm" draw:start-shape="id23" draw:start-glue-point="2" draw:end-shape="id24" draw:end-glue-point="0" svg:d="m17366 12774v526">
          <text:p/>
        </draw:connector>
        <draw:connector draw:style-name="gr3" draw:text-style-name="P1" draw:layer="layout" svg:x1="17.366cm" svg:y1="14.896cm" svg:x2="17.366cm" svg:y2="15.422cm" draw:start-shape="id24" draw:start-glue-point="2" draw:end-shape="id25" draw:end-glue-point="0" svg:d="m17366 14896v526">
          <text:p/>
        </draw:connector>
        <draw:connector draw:style-name="gr3" draw:text-style-name="P1" draw:layer="layout" svg:x1="17.366cm" svg:y1="17.019cm" svg:x2="17.366cm" svg:y2="17.545cm" draw:start-shape="id25" draw:start-glue-point="2" draw:end-shape="id26" draw:end-glue-point="0" svg:d="m17366 17019v526">
          <text:p/>
        </draw:connector>
        <draw:connector draw:style-name="gr3" draw:text-style-name="P1" draw:layer="layout" svg:x1="17.366cm" svg:y1="19.142cm" svg:x2="17.414cm" svg:y2="19.667cm" draw:start-shape="id26" draw:start-glue-point="2" svg:d="m17366 19142v513h48v12">
          <text:p/>
        </draw:connector>
        <draw:connector draw:style-name="gr3" draw:text-style-name="P1" draw:layer="layout" svg:x1="17.366cm" svg:y1="21.264cm" svg:x2="17.366cm" svg:y2="21.791cm" svg:d="m17366 21264v527">
          <text:p/>
        </draw:connector>
        <draw:connector draw:style-name="gr3" draw:text-style-name="P1" draw:layer="layout" svg:x1="17.366cm" svg:y1="23.387cm" svg:x2="17.366cm" svg:y2="23.912cm" svg:d="m17366 23387v525">
          <text:p/>
        </draw:connector>
        <draw:connector draw:style-name="gr3" draw:text-style-name="P1" draw:layer="layout" svg:x1="17.366cm" svg:y1="25.51cm" svg:x2="17.366cm" svg:y2="26.035cm" svg:d="m17366 25510v525">
          <text:p/>
        </draw:connector>
        <draw:frame draw:style-name="gr2" draw:text-style-name="P1" draw:layer="layout" svg:width="3.193cm" svg:height="1.597cm" svg:x="15.77cm" svg:y="19.667cm">
          <draw:image xlink:href="Pictures/100000000000010000000080D1C37063.png" xlink:type="simple" xlink:show="embed" xlink:actuate="onLoad">
            <text:p/>
          </draw:image>
        </draw:frame>
        <draw:frame draw:style-name="gr2" draw:text-style-name="P1" draw:layer="layout" svg:width="3.193cm" svg:height="1.596cm" svg:x="15.77cm" svg:y="21.791cm">
          <draw:image xlink:href="Pictures/1000000000000100000000805D388028.png" xlink:type="simple" xlink:show="embed" xlink:actuate="onLoad">
            <text:p/>
          </draw:image>
        </draw:frame>
        <draw:frame draw:style-name="gr2" draw:text-style-name="P1" draw:layer="layout" svg:width="3.193cm" svg:height="1.598cm" svg:x="15.77cm" svg:y="23.912cm">
          <draw:image xlink:href="Pictures/10000000000001000000008058E7B6DF.png" xlink:type="simple" xlink:show="embed" xlink:actuate="onLoad">
            <text:p/>
          </draw:image>
        </draw:frame>
        <draw:frame draw:style-name="gr2" draw:text-style-name="P1" xml:id="id29" draw:id="id29" draw:layer="layout" svg:width="3.193cm" svg:height="1.597cm" svg:x="15.77cm" svg:y="26.035cm">
          <draw:image xlink:href="Pictures/10000000000001000000008083FB6049.png" xlink:type="simple" xlink:show="embed" xlink:actuate="onLoad">
            <text:p/>
          </draw:image>
        </draw:frame>
        <draw:frame draw:style-name="gr8" draw:text-style-name="P2" draw:layer="layout" svg:width="3.105cm" svg:height="0.569cm" svg:x="15cm" svg:y="1.3cm">
          <draw:text-box>
            <text:p><text:span text:style-name="T1">Modèle</text:span></text:p>
          </draw:text-box>
        </draw:frame>
        <draw:connector draw:style-name="gr9" draw:text-style-name="P1" draw:layer="layout" svg:x1="5.996cm" svg:y1="5.972cm" svg:x2="8.44cm" svg:y2="10.105cm" draw:start-shape="id27" draw:start-glue-point="1" draw:end-shape="id28" draw:end-glue-point="3" svg:d="m5996 5972h1223v4133h1221">
          <text:p/>
        </draw:connector>
        <draw:frame draw:style-name="gr2" draw:text-style-name="P1" draw:layer="layout" svg:width="3.146cm" svg:height="1.598cm" svg:x="2.455cm" svg:y="5.132cm">
          <draw:image xlink:href="Pictures/100000000000010000000080D4CDC08D.png" xlink:type="simple" xlink:show="embed" xlink:actuate="onLoad">
            <text:p/>
          </draw:image>
        </draw:frame>
        <draw:frame draw:style-name="gr10" draw:text-style-name="P2" draw:layer="layout" svg:width="4.5cm" svg:height="0.57cm" svg:x="1.57cm" svg:y="4.3cm">
          <draw:text-box>
            <text:p><text:span text:style-name="T1">Démarrage</text:span></text:p>
          </draw:text-box>
        </draw:frame>
        <draw:custom-shape draw:style-name="gr11" draw:text-style-name="P1" draw:layer="layout" svg:width="0.708cm" svg:height="0.472cm" svg:x="9.906cm" svg:y="9.0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708cm" svg:height="0.471cm" draw:transform="rotate (-1.57079632679579) translate (14.34cm 14.38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-0.706cm" svg:height="-0.472cm" svg:x="10.66cm" svg:y="21.09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708cm" svg:height="0.471cm" draw:transform="rotate (1.5707963267946) translate (7.065cm 15.09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4" draw:layer="layout" svg:width="0.707cm" svg:height="0.472cm" svg:x="13.675cm" svg:y="15.226cm">
          <text:p text:style-name="P1"><text:span text:style-name="T2">ESC</text:span></text:p>
        </draw:rect>
        <draw:rect draw:style-name="gr12" draw:text-style-name="P4" draw:layer="layout" svg:width="0.707cm" svg:height="0.472cm" svg:x="7.017cm" svg:y="15.226cm">
          <text:p text:style-name="P1"><text:span text:style-name="T2">ESC</text:span></text:p>
        </draw:rect>
        <draw:rect draw:style-name="gr12" draw:text-style-name="P4" draw:layer="layout" svg:width="0.708cm" svg:height="0.472cm" svg:x="10.943cm" svg:y="20.621cm">
          <text:p text:style-name="P1"><text:span text:style-name="T2">ESC</text:span></text:p>
        </draw:rect>
        <draw:rect draw:style-name="gr12" draw:text-style-name="P4" draw:layer="layout" svg:width="0.708cm" svg:height="0.472cm" svg:x="10.943cm" svg:y="9.03cm">
          <text:p text:style-name="P1"><text:span text:style-name="T2">ESC</text:span></text:p>
        </draw:rect>
        <draw:connector draw:style-name="gr3" draw:text-style-name="P1" draw:layer="layout" draw:line-skew="0cm -3.989cm" svg:x1="3.891cm" svg:y1="21.264cm" svg:x2="3.891cm" svg:y2="9.055cm" draw:start-shape="id18" draw:start-glue-point="2" draw:end-shape="id13" draw:end-glue-point="0" svg:d="m3891 21264v500h-1891v-13209h1891v500">
          <text:p/>
        </draw:connector>
        <draw:connector draw:style-name="gr3" draw:text-style-name="P1" draw:layer="layout" draw:line-skew="0cm -3.963cm" svg:x1="17.366cm" svg:y1="2.687cm" svg:x2="17.366cm" svg:y2="27.632cm" draw:start-shape="id19" draw:start-glue-point="0" draw:end-shape="id29" draw:end-glue-point="2" svg:d="m17366 2687v-500h-1866v25945h1866v-500">
          <text:p/>
        </draw:connector>
        <draw:connector draw:style-name="gr3" draw:text-style-name="P1" draw:layer="layout" draw:line-skew="0cm -3.868cm" svg:x1="10.8cm" svg:y1="22.7cm" svg:x2="10.8cm" svg:y2="26.421cm" draw:start-shape="id7" draw:start-glue-point="0" draw:end-shape="id8" draw:end-glue-point="2" svg:d="m10800 22700v-500h-1770v4721h1770v-500">
          <text:p/>
        </draw:connector>
        <draw:connector draw:style-name="gr3" draw:text-style-name="P1" draw:layer="layout" draw:line-skew="0cm -3.954cm" svg:x1="10.8cm" svg:y1="11.221cm" svg:x2="10.8cm" svg:y2="19.084cm" draw:start-shape="id3" draw:start-glue-point="0" draw:end-shape="id6" draw:end-glue-point="2" svg:d="m10800 11221v-500h-1856v8863h1856v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8" draw:fill-hatch-name="Hatch_20_1" draw:fill-image-name="Bitmape_20_1" draw:fill-image-width="0cm" draw:fill-image-height="0cm" draw:start-line-spacing-horizontal="0.5cm" draw:start-line-spacing-vertical="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1T15:48:06.22</meta:creation-date>
    <dc:date>2012-09-29T19:02:21.98</dc:date>
    <meta:editing-duration>PT3H15M53S</meta:editing-duration>
    <meta:editing-cycles>41</meta:editing-cycles>
    <meta:generator>OpenOffice.org/3.4.1$Win32 OpenOffice.org_project/341m1$Build-9593</meta:generator>
    <meta:document-statistic meta:object-count="77"/>
  </office:meta>
</office:document-meta>
</file>